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.3cm" svg:stroke-color="#ffffff" draw:fill="none" draw:fill-color="#ffffff" fo:padding-top="0.1cm" fo:padding-bottom="0.1cm" fo:padding-left="0.1cm" fo:padding-right="0.1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5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</office:automatic-styles>
  <office:body>
    <office:drawing>
      <draw:page draw:name="page1" draw:style-name="dp1" draw:master-page-name="Default">
        <draw:g>
          <draw:glue-point draw:id="4" svg:x="5.011cm" svg:y="-4.96cm"/>
          <draw:glue-point draw:id="5" svg:x="-5.003cm" svg:y="5.036cm"/>
          <draw:glue-point draw:id="6" svg:x="-0.86cm" svg:y="5.036cm"/>
          <draw:glue-point draw:id="7" svg:x="3.284cm" svg:y="5.036cm"/>
          <draw:glue-point draw:id="8" svg:x="-5.003cm" svg:y="-3.294cm"/>
          <draw:glue-point draw:id="9" svg:x="-0.514cm" svg:y="1.371cm"/>
          <draw:polygon draw:style-name="gr1" draw:layer="layout" svg:width="1.636cm" svg:height="1.664cm" svg:x="0cm" svg:y="0.336cm" svg:viewBox="0 0 1637 1665" draw:points="0,1665 1637,1665 1637,0 0,0">
            <text:p/>
          </draw:polygon>
          <draw:polyline draw:style-name="gr2" draw:layer="layout" svg:width="1.636cm" svg:height="1.664cm" svg:x="0cm" svg:y="0.336cm" svg:viewBox="0 0 1637 1665" draw:points="0,1665 1637,1665 1637,0 0,0 0,1665">
            <text:p/>
          </draw:polyline>
          <draw:path draw:style-name="gr3" draw:layer="layout" svg:width="0.578cm" svg:height="0.579cm" svg:x="0.528cm" svg:y="0.874cm" svg:viewBox="0 0 579 580" svg:d="m289 580c160 0 290-130 290-290s-130-290-290-290-289 130-289 290 129 290 289 290">
            <text:p/>
          </draw:path>
          <draw:line draw:style-name="gr3" draw:layer="layout" svg:x1="0.818cm" svg:y1="0.874cm" svg:x2="1.322cm" svg:y2="0.874cm">
            <text:p/>
          </draw:line>
          <draw:polygon draw:style-name="gr4" draw:layer="layout" svg:width="0.219cm" svg:height="0.364cm" svg:x="1.326cm" svg:y="0.685cm" svg:viewBox="0 0 220 365" draw:points="0,0 0,365 220,189">
            <text:p/>
          </draw:polygon>
          <draw:polyline draw:style-name="gr5" draw:layer="layout" svg:width="0.219cm" svg:height="0.364cm" svg:x="1.326cm" svg:y="0.685cm" svg:viewBox="0 0 220 365" draw:points="0,0 0,365 220,189 0,0">
            <text:p/>
          </draw:polyline>
          <draw:line draw:style-name="gr3" draw:layer="layout" svg:x1="0.529cm" svg:y1="1.166cm" svg:x2="0.529cm" svg:y2="0.662cm">
            <text:p/>
          </draw:line>
          <draw:polygon draw:style-name="gr4" draw:layer="layout" svg:width="0.364cm" svg:height="0.219cm" svg:x="0.344cm" svg:y="0.441cm" svg:viewBox="0 0 365 220" draw:points="0,220 365,220 189,0">
            <text:p/>
          </draw:polygon>
          <draw:polyline draw:style-name="gr5" draw:layer="layout" svg:width="0.364cm" svg:height="0.219cm" svg:x="0.344cm" svg:y="0.441cm" svg:viewBox="0 0 365 220" draw:points="0,220 365,220 189,0 0,220">
            <text:p/>
          </draw:polyline>
          <draw:line draw:style-name="gr3" draw:layer="layout" svg:x1="1.108cm" svg:y1="1.162cm" svg:x2="1.108cm" svg:y2="1.666cm">
            <text:p/>
          </draw:line>
          <draw:polygon draw:style-name="gr4" draw:layer="layout" svg:width="0.364cm" svg:height="0.219cm" svg:x="0.929cm" svg:y="1.665cm" svg:viewBox="0 0 365 220" draw:points="365,0 0,0 176,220">
            <text:p/>
          </draw:polygon>
          <draw:polyline draw:style-name="gr5" draw:layer="layout" svg:width="0.364cm" svg:height="0.219cm" svg:x="0.929cm" svg:y="1.665cm" svg:viewBox="0 0 365 220" draw:points="365,0 0,0 176,220 365,0">
            <text:p/>
          </draw:polyline>
          <draw:line draw:style-name="gr3" draw:layer="layout" svg:x1="0.826cm" svg:y1="1.452cm" svg:x2="0.322cm" svg:y2="1.452cm">
            <text:p/>
          </draw:line>
          <draw:polygon draw:style-name="gr4" draw:layer="layout" svg:width="0.219cm" svg:height="0.364cm" svg:x="0.096cm" svg:y="1.278cm" svg:viewBox="0 0 220 365" draw:points="220,365 220,0 0,175">
            <text:p/>
          </draw:polygon>
          <draw:polyline draw:style-name="gr5" draw:layer="layout" svg:width="0.219cm" svg:height="0.364cm" svg:x="0.096cm" svg:y="1.278cm" svg:viewBox="0 0 220 365" draw:points="220,365 220,0 0,175 220,365">
            <text:p/>
          </draw:polyline>
          <draw:polygon draw:style-name="gr1" draw:layer="layout" svg:width="1.969cm" svg:height="1.994cm" svg:x="0.002cm" svg:y="0.005cm" svg:viewBox="0 0 1970 1995" draw:points="1629,329 0,329 412,0 1970,0 1970,1654 1632,1995 1632,339">
            <text:p/>
          </draw:polygon>
          <draw:polyline draw:style-name="gr2" draw:layer="layout" svg:width="1.969cm" svg:height="1.993cm" svg:x="0.002cm" svg:y="0.005cm" svg:viewBox="0 0 1970 1994" draw:points="1629,329 0,329 412,0 1970,0 1970,1 1970,1653 1632,1994 1632,338 1629,328">
            <text:p/>
          </draw:polyline>
          <draw:line draw:style-name="gr2" draw:layer="layout" svg:x1="1.633cm" svg:y1="0.332cm" svg:x2="1.975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ommunications server</dc:title>
    <meta:creation-date>2011-02-07T16:37:46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